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1b4bc2" officeooo:paragraph-rsid="001b4bc2" style:font-size-asian="14pt" style:font-weight-asian="bold" style:font-size-complex="14pt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1cm" style:auto-text-indent="false" style:page-number="auto" fo:background-color="transparent"/>
      <style:text-properties fo:font-size="12pt" fo:font-weight="normal" officeooo:rsid="001b4bc2" officeooo:paragraph-rsid="001b4bc2" style:font-size-asian="12pt" style:font-weight-asian="normal" style:font-size-complex="12pt" style:font-weight-complex="normal"/>
    </style:style>
    <style:style style:name="P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2pt" fo:font-weight="normal" officeooo:rsid="001b4bc2" officeooo:paragraph-rsid="001b4bc2" style:font-size-asian="12pt" style:font-weight-asian="normal" style:font-size-complex="12pt" style:font-weight-complex="normal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ize="14pt" fo:font-weight="bold" officeooo:rsid="001bd6a6" officeooo:paragraph-rsid="001bd6a6" style:font-size-asian="14pt" style:font-weight-asian="bold" style:font-size-complex="14pt" style:font-weight-complex="bold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da0ed" style:font-size-asian="10.5pt" style:font-size-complex="12pt"/>
    </style:style>
    <style:style style:name="T3" style:family="text">
      <style:text-properties fo:font-size="12pt" fo:font-weight="normal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da0ed" style:font-size-asian="10.5pt" style:font-weight-asian="normal" style:font-size-complex="12pt" style:font-weight-complex="normal"/>
    </style:style>
    <style:style style:name="T5" style:family="text">
      <style:text-properties style:font-size-asian="12.2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NATUS</text:p>
      <text:p text:style-name="P1"><text:tab/></text:p>
      <text:p text:style-name="P2">Programa desenvolvido em linguagem C para realizar processamento de imagens (PPM). Com o intuito de servir como atividade avaliativa na disciplina de Introdução ás Técnicas de Programação (ITP) alocada ao Curso de Bacharelado em T.I. lotado no Instituto Metropóle Digital.</text:p>
      <text:p text:style-name="P3"/>
      <text:p text:style-name="P4">Modo de uso</text:p>
      <text:p text:style-name="P4"/>
      <text:p text:style-name="P4"><text:tab/><text:span text:style-name="T3">Abra o terminal na pasta do projeto e digite o seguinte:</text:span></text:p>
      <text:p text:style-name="P4"><text:span text:style-name="T3"/></text:p>
      <text:p text:style-name="P4"><text:span text:style-name="T3"><text:tab/>$ </text:span><text:span text:style-name="T1">gcc Init.c</text:span></text:p>
      <text:p text:style-name="P4"><text:span text:style-name="T1"><text:tab/></text:span></text:p>
      <text:p text:style-name="P4"><text:span text:style-name="T1"><text:tab/></text:span><text:span text:style-name="T3">Para inicialização, digite o seguinte comando:</text:span></text:p>
      <text:p text:style-name="P4"><text:span text:style-name="T3"/></text:p>
      <text:p text:style-name="P4"><text:span text:style-name="T3"><text:tab/></text:span><text:span text:style-name="T1">$ ./a.out</text:span></text:p>
      <text:p text:style-name="P4"><text:span text:style-name="T1"/></text:p>
      <text:p text:style-name="P4">Funções disponíveis</text:p>
      <text:p text:style-name="P4"/>
      <text:p text:style-name="P4"><text:span text:style-name="T3"><text:tab/>1. </text:span><text:span text:style-name="T4">Escala de cinza</text:span></text:p>
      <text:p text:style-name="P4"><text:span text:style-name="T4"><text:tab/>2. Binarização usando thresholding</text:span></text:p>
      <text:p text:style-name="P4"><text:span text:style-name="T1"><text:tab/></text:span><text:span text:style-name="T4">3. Blurring</text:span></text:p>
      <text:p text:style-name="P4"><text:span text:style-name="T1"><text:tab/></text:span><text:span text:style-name="T4">4. Sharpening</text:span></text:p>
      <text:p text:style-name="P4"><text:span text:style-name="T1"><text:tab/></text:span><text:span text:style-name="T4">5. Rotação</text:span></text:p>
      <text:p text:style-name="P4"><text:span text:style-name="T3"><text:tab/></text:span><text:span text:style-name="T4">6. Ampliação</text:span></text:p>
      <text:p text:style-name="P4"><text:span text:style-name="T3"><text:tab/></text:span><text:span text:style-name="T4">7. Redução</text:span></text:p>
      <text:p text:style-name="P4"><text:span text:style-name="T3"><text:tab/></text:span><text:span text:style-name="T4">8. Negativo</text:span></text:p>
      <text:p text:style-name="P4"><text:span text:style-name="T4"><text:tab/>9. Detecção de Borda</text:span></text:p>
      <text:p text:style-name="P4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19:28:05.817281056</meta:creation-date>
    <dc:date>2019-06-17T20:29:00.169880679</dc:date>
    <meta:editing-duration>PT19M42S</meta:editing-duration>
    <meta:editing-cycles>1</meta:editing-cycles>
    <meta:document-statistic meta:table-count="0" meta:image-count="0" meta:object-count="0" meta:page-count="1" meta:paragraph-count="19" meta:word-count="92" meta:character-count="586" meta:non-whitespace-character-count="496"/>
    <meta:generator>LibreOffice/5.1.6.2$Linux_X86_64 LibreOffice_project/10m0$Build-2</meta:generator>
  </office:meta>
</office:document-meta>
</file>